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style>
    <style:style style:name="P2" style:parent-style-name="Standard" style:family="paragraph">
      <style:text-properties fo:font-weight="bold" style:font-weight-asian="bold"/>
    </style:style>
    <style:style style:name="P3" style:parent-style-name="Standard" style:family="paragraph">
      <style:text-properties fo:font-weight="bold" style:font-weight-asian="bold"/>
    </style:style>
  </office:automatic-styles>
  <office:body>
    <office:text text:use-soft-page-breaks="true">
      <text:p text:style-name="P1">Introduction</text:p>
      <text:p text:style-name="Standard"/>
      <text:p text:style-name="Standard">The main objective of the project is to build an multiplayer, interactive battleship game<text:s/>that the project team has decided to simply title Battleship<text:s/>to excite middle school students about the field of computer science. Secondary to this<text:s/>objective, the project team wishes to use the project as a means to gain experience in Java programming and networking, and to gain experience in solving a larger problem than they have previously encountered. The main constraints on the project are the project team's limited programming experience and the limited time allotted for the project.</text:p>
      <text:p text:style-name="Standard"/>
      <text:p text:style-name="P2">Work Breakdown</text:p>
      <text:p text:style-name="Standard"/>
      <text:p text:style-name="Standard">Firstly, the project team will create a UML class diagram of the Battleship server. Then, they will create a document explaining the UML diagram in more detail, and finally they will update their time sheet to account for the work done. This will culminate with the delivery of deliverable two to the customer. Next, the team will create a test plan for the Battleship server, code the Battleship server, and create a mock-up of the GUI for the battleship client. These three tasks will be performed concurrently since neither of them relies on any other task being completed before the task can<text:s/>be started. The coding of the Battleship server will take place in two steps: firstly, the game setup part of the BG protocol will be implemented; secondly, the game play part of the BG protocol will be implemented. Once the test plan and the coding of the Battleship server is completed, the Battleship server will be tested and a test report will be created. This culminates with the delivery of deliverables three and four. The time sheet will be updated immediately before any deliverable is delivered to the customer.<text:s/>After testing the Battleship server, the team will move on to writing the GUI design document for the customer, followed by writing the design document for future programmers.<text:s/>The time sheet will then be updated, and deliverable five will be delivered. The Battleship client will then be coded, beginning with implementing a text-based client with the user manually issuing server commands, and developing into a graphical client that automatically issues server commands. Then, graphical polish such as explosion or splash animations, as well as sound effects, will be added to finalize the Battleship game. The time sheet will be updated, and deliverable six will be delivered to the customer. Finally, a post-mortem commentary will be written that details how well the project team was able to complete their various tasks and how close their time estimates were to the actual time it took to perform their tasks.</text:p>
      <text:p text:style-name="Standard"/>
      <text:p text:style-name="P3">Risk Analysis</text:p>
      <text:p text:style-name="Standard"/>
      <text:p text:style-name="Standard">Since we are only a team of two, one of the team members<text:s/>becoming unable to work due to sickness or other causes beyond their control will have a large impact on the other member's ability to complete the project. This is not likely, but has been planned for due to its possible impact. Should a team member become incapacitated in any way, the remaining team member will request that a new team member be assigned to the project, and the remaining team member will add at least two hours a week of work to their normal work schedule in order to ensure enough time to complete both team member's tasks.</text:p>
      <text:p text:style-name="Standard"/>
      <text:p text:style-name="Standard">As with any software development project, there is a risk that our work becomes accidentally deleted. This may be caused by a hardware failure or by a mistake by one of the team members. The accidental deletion of work is<text:s/>not likely, but would cause a disruption in the project and so has been accounted for. In order to prevent work from being lost, the project team will use the Git version control system and the Github service to keep a remote backup of all of our wor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Zen Hei Sharp"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ane</dc:creator>
    <meta:creation-date>2017-01-17T11:32:00Z</meta:creation-date>
    <dc:date>2017-01-17T22:06:00Z</dc:date>
    <meta:template xlink:href="Normal.dotm" xlink:type="simple"/>
    <meta:editing-cycles>11</meta:editing-cycles>
    <meta:editing-duration>PT3120S</meta:editing-duration>
    <meta:document-statistic meta:page-count="1" meta:paragraph-count="7" meta:word-count="559" meta:character-count="3741" meta:row-count="26" meta:non-whitespace-character-count="3189"/>
  </office:meta>
</office:document-meta>
</file>